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2"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3" style:family="paragraph" style:parent-style-name="Heading_20_1">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4" style:family="paragraph" style:parent-style-name="Standard">
      <style:paragraph-properties fo:margin-left="0in" fo:margin-right="0in" style:line-height-at-least="0.198in" fo:text-align="start" style:justify-single-word="false" fo:widows="1" fo:text-indent="0in" style:auto-text-indent="false"/>
    </style:style>
    <style:style style:name="P5"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T1" style:family="text">
      <style:text-properties style:text-line-through-style="none" fo:font-size="18pt" style:text-underline-style="none" style:text-blinking="false"/>
    </style:style>
    <style:style style:name="T2" style:family="text">
      <style:text-properties fo:font-variant="normal" fo:text-transform="none" fo:color="#222426" style:font-name="Arial1" fo:font-size="11.25pt" fo:letter-spacing="normal" fo:font-style="normal" fo:font-weight="normal"/>
    </style:style>
    <style:style style:name="T3" style:family="text">
      <style:text-properties fo:font-variant="normal" fo:text-transform="none" fo:color="#005999" style:text-line-through-style="none" style:font-name="Arial1" fo:font-size="11.25pt" fo:letter-spacing="normal" fo:font-style="normal" style:text-underline-style="none" fo:font-weight="normal" style:text-blinking="false"/>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tackoverflow.com/questions/2650168/building-vs-compiling-java" text:style-name="Internet_20_link" text:visited-style-name="Visited_20_Internet_20_Link"><text:span text:style-name="T1">Building vs. Compiling (Java)</text:span></text:a></text:h>
      <text:p text:style-name="P1"/>
      <text:p text:style-name="P1">The "Build" is a process that covers all the steps required to create a "deliverable" of your software. In the Java world, this typically includes:</text:p>
      <text:list xml:id="list2291684066739927679" text:style-name="L1">
        <text:list-item>
          <text:p text:style-name="P5">Generating sources (sometimes).</text:p>
        </text:list-item>
        <text:list-item>
          <text:p text:style-name="P5">Compiling sources.</text:p>
        </text:list-item>
        <text:list-item>
          <text:p text:style-name="P5">Compiling test sources.</text:p>
        </text:list-item>
        <text:list-item>
          <text:p text:style-name="P5">Executing tests (unit tests, integration tests, etc).</text:p>
        </text:list-item>
        <text:list-item>
          <text:p text:style-name="P5">Packaging (into jar, war, ejb-jar, ear).</text:p>
        </text:list-item>
        <text:list-item>
          <text:p text:style-name="P5">Running health checks (static analyzers like Checkstyle, Findbugs, PMD, test coverage, etc).</text:p>
        </text:list-item>
        <text:list-item>
          <text:p text:style-name="P5">Generating reports.</text:p>
        </text:list-item>
      </text:list>
      <text:p text:style-name="P2"><text:span text:style-name="T2">So as you can see, compiling is only a (small) part of the build (and the best practice is to fully automate all the steps with tools like Maven or Ant and to run the build continuously which is known as </text:span><text:a xlink:type="simple" xlink:href="http://martinfowler.com/articles/continuousIntegration.html" text:style-name="Internet_20_link" text:visited-style-name="Visited_20_Internet_20_Link"><text:span text:style-name="T3">Continuous Integration</text:span></text:a><text:span text:style-name="T2">).</text:span></text:p>
      <text:p text:style-name="Standard"/>
      <text:p text:style-name="Standard"/>
      <text:p text:style-name="Standard">Compile (javac): from java file <text:s/>to class file</text:p>
      <text:p text:style-name="P4"><text:span text:style-name="T2">"package" which takes all your .class files and puts them into a .jar, or "clean" which cleans out .class files and temporary directori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8S</meta:editing-duration>
    <meta:editing-cycles>5</meta:editing-cycles>
    <meta:generator>OpenOffice/4.1.1$Win32 OpenOffice.org_project/411m6$Build-9775</meta:generator>
    <dc:date>2016-01-22T10:42:42.62</dc:date>
    <meta:document-statistic meta:table-count="0" meta:image-count="0" meta:object-count="0" meta:page-count="1" meta:paragraph-count="12" meta:word-count="145" meta:character-count="879"/>
    <meta:user-defined meta:name="Info 1"/>
    <meta:user-defined meta:name="Info 2"/>
    <meta:user-defined meta:name="Info 3"/>
    <meta:user-defined meta:name="Info 4"/>
  </office:meta>
</office:document-meta>
</file>